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2__20_Dots_20_1_20_Dash" svg:stroke-width="0.05cm" draw:marker-start-width="0.075cm" draw:marker-end="Groty_20_strzałek_20_3"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gr21"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2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6"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30"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31"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32"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3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dash" draw:stroke-dash="Dashed_20__28_var_29_" svg:stroke-width="0.2cm" draw:marker-start-width="0.5cm" draw:marker-end="Groty_20_strzałek_20_3" draw:marker-end-width="0.6cm" draw:textarea-horizontal-align="center" draw:textarea-vertical-align="middle" fo:padding-top="0.225cm" fo:padding-bottom="0.225cm" fo:padding-left="0.35cm" fo:padding-right="0.35cm"/>
    </style:style>
    <style:style style:name="gr37" style:family="graphic" style:parent-style-name="standard">
      <style:graphic-properties svg:stroke-width="0.05cm" draw:marker-start="" draw:marker-start-width="0.275cm" draw:marker-end="Groty_20_strzałek_20_3" draw:marker-end-width="0.275cm" draw:fill="solid" draw:fill-color="#ffffff" draw:textarea-horizontal-align="left" fo:padding-top="0.055cm" fo:padding-bottom="0.15cm" fo:padding-left="0.275cm" fo:padding-right="0.275cm"/>
    </style:style>
    <style:style style:name="gr38" style:family="graphic" style:parent-style-name="standard">
      <style:graphic-properties svg:stroke-width="0.05cm" draw:marker-start="" draw:marker-start-width="0.275cm" draw:marker-end="Groty_20_strzałek_20_5" draw:marker-end-width="0.2cm" draw:textarea-horizontal-align="justify" draw:textarea-vertical-align="top" draw:auto-grow-height="false" fo:min-height="0cm" fo:min-width="0cm" fo:padding-top="0.055cm" fo:padding-bottom="0.15cm" fo:padding-left="0.275cm" fo:padding-right="0.275cm"/>
    </style:style>
    <style:style style:name="gr39" style:family="graphic" style:parent-style-name="standard">
      <style:graphic-properties svg:stroke-width="0.05cm" draw:marker-start-width="0.275cm" draw:marker-end="Groty_20_strzałek_20_5" draw:marker-end-width="0.2cm" draw:textarea-horizontal-align="center" draw:textarea-vertical-align="middle" fo:padding-top="0.15cm" fo:padding-bottom="0.15cm" fo:padding-left="0.275cm" fo:padding-right="0.275cm"/>
    </style:style>
    <style:style style:name="gr40" style:family="graphic" style:parent-style-name="standard">
      <style:graphic-properties draw:stroke="dash" draw:stroke-dash="Fine_20_Dashed_20__28_var_29_" svg:stroke-width="0.05cm" svg:stroke-color="#000000" draw:marker-start-width="0.275cm" draw:marker-end="Groty_20_strzałek_20_5" draw:marker-end-width="0.2cm" draw:textarea-horizontal-align="center" draw:textarea-vertical-align="middle" fo:padding-top="0.15cm" fo:padding-bottom="0.15cm" fo:padding-left="0.275cm" fo:padding-right="0.275cm"/>
    </style:style>
    <style:style style:name="gr41" style:family="graphic" style:parent-style-name="standard">
      <style:graphic-properties draw:stroke="dash" draw:stroke-dash="Fine_20_Dashed_20__28_var_29_"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2" style:family="graphic" style:parent-style-name="standard">
      <style:graphic-properties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43" style:family="graphic" style:parent-style-name="standard">
      <style:graphic-properties draw:stroke="dash" draw:stroke-dash="Fine_20_Dashed_20__28_var_29_" svg:stroke-width="0.1cm" draw:marker-start-width="0.35cm" draw:marker-end="Groty_20_strzałek_20_3" draw:marker-end-width="0.45cm" draw:textarea-horizontal-align="center" draw:textarea-vertical-align="middle" fo:padding-top="0.175cm" fo:padding-bottom="0.175cm" fo:padding-left="0.3cm" fo:padding-right="0.3cm"/>
    </style:style>
    <style:style style:name="gr44"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45"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46"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7" style:family="graphic" style:parent-style-name="standard">
      <style:graphic-properties draw:stroke="solid"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48" style:family="graphic" style:parent-style-name="standard">
      <style:graphic-properties draw:stroke="solid" svg:stroke-width="0.05cm" draw:marker-start="" draw:marker-start-width="0.275cm" draw:marker-end="Groty_20_strzałek_20_3" draw:marker-end-width="0.375cm" draw:textarea-horizontal-align="center" draw:textarea-vertical-align="middle" fo:padding-top="0.15cm" fo:padding-bottom="0.15cm" fo:padding-left="0.275cm" fo:padding-right="0.275cm"/>
    </style:style>
    <style:style style:name="gr49" style:family="graphic" style:parent-style-name="standard">
      <style:graphic-properties draw:stroke="solid"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gr50" style:family="graphic" style:parent-style-name="standard">
      <style:graphic-properties draw:stroke="solid" draw:stroke-dash="Dashed_20__28_var_29_"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text-properties fo:font-size="8pt" fo:font-weight="bold" style:font-size-asian="8pt" style:font-weight-asian="bold" style:font-size-complex="8pt" style:font-weight-complex="bold"/>
    </style:style>
    <style:style style:name="P12" style:family="paragraph">
      <style:paragraph-properties fo:text-align="center"/>
      <style:text-properties fo:font-size="9pt" style:font-size-asian="9pt" style:font-size-complex="9pt"/>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4" style:family="paragraph">
      <style:paragraph-properties fo:margin-left="0cm" fo:margin-right="0cm" fo:text-align="center" fo:text-indent="0cm"/>
      <style:text-properties fo:font-size="8pt" style:font-size-asian="8pt" style:font-size-complex="8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size="10.5pt" fo:font-weight="bold" style:font-size-asian="18pt" style:font-weight-asian="bold" style:font-size-complex="18pt" style:font-weight-complex="bold"/>
    </style:style>
    <style:style style:name="P17" style:family="paragraph">
      <style:paragraph-properties fo:text-align="start"/>
      <style:text-properties fo:font-size="9pt" fo:font-weight="normal" style:font-size-asian="9pt" style:font-weight-asian="normal" style:font-size-complex="9pt" style:font-weight-complex="normal"/>
    </style:style>
    <style:style style:name="P18" style:family="paragraph">
      <style:paragraph-properties fo:margin-left="0cm" fo:margin-right="0cm" fo:text-align="center" fo:text-indent="0cm"/>
      <style:text-properties fo:font-size="10.5pt" fo:font-weight="normal" style:font-size-asian="18pt" style:font-weight-asian="normal" style:font-size-complex="18pt" style:font-weight-complex="normal"/>
    </style:style>
    <style:style style:name="P19" style:family="paragraph">
      <style:paragraph-properties fo:margin-left="0cm" fo:margin-right="0cm" fo:text-align="center" fo:text-indent="0cm"/>
      <style:text-properties fo:font-size="10.5pt" fo:font-style="italic" style:font-size-asian="18pt" style:font-style-asian="italic" style:font-size-complex="18pt" style:font-style-complex="italic"/>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style:style style:name="T7"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8" style:family="text">
      <style:text-properties fo:font-size="8pt" style:font-size-asian="8pt" style:font-size-complex="8pt"/>
    </style:style>
    <style:style style:name="T9" style:family="text">
      <style:text-properties fo:font-size="10.5pt" fo:font-weight="normal" style:font-size-asian="18pt" style:font-weight-asian="normal" style:font-size-complex="18pt" style:font-weight-complex="normal"/>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10.5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8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3.511cm" svg:height="1.889cm" draw:transform="rotate (1.58214096693256) translate (7.011cm 5.221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8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8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8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2.0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4.2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5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4.273cm" svg:y1="2.868cm" svg:x2="5.113cm" svg:y2="3.736cm" draw:start-shape="id1" draw:start-glue-point="1" draw:end-shape="id2" svg:d="m4273 2868h840v868">
          <text:p/>
        </draw:connector>
        <draw:connector draw:style-name="gr5" draw:text-style-name="P5" draw:layer="layout" svg:x1="6cm" svg:y1="4.368cm" svg:x2="6.971cm" svg:y2="3.455cm" draw:start-shape="id2" draw:start-glue-point="1" draw:end-shape="id3" draw:end-glue-point="3" svg:d="m6000 4368h500v-913h471">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8.9cm" svg:y1="3.455cm" svg:x2="12.5cm" svg:y2="2.868cm" draw:start-shape="id3" draw:start-glue-point="1" draw:end-shape="id4" draw:end-glue-point="3" svg:d="m8900 3455h1790v-587h1810">
          <text:p/>
        </draw:connector>
        <draw:connector draw:style-name="gr6" draw:text-style-name="P5" draw:layer="layout" svg:x1="3.401cm" svg:y1="8.541cm" svg:x2="3.386cm" svg:y2="3.5cm" draw:start-shape="id5" draw:start-glue-point="0" draw:end-shape="id1" draw:end-glue-point="2" svg:d="m3401 8541v-2520h-15v-2521">
          <text:p/>
        </draw:connector>
        <draw:connector draw:style-name="gr5" draw:text-style-name="P5" draw:layer="layout" svg:x1="14.273cm" svg:y1="2.868cm" svg:x2="19.142cm" svg:y2="3.489cm" draw:start-shape="id4" draw:start-glue-point="1" draw:end-shape="id6" draw:end-glue-point="5" svg:d="m14273 2868h4869v621">
          <text:p/>
        </draw:connector>
        <draw:connector draw:style-name="gr5" draw:text-style-name="P5" draw:layer="layout" draw:line-skew="-0.108cm" svg:x1="17.5cm" svg:y1="3.994cm" svg:x2="16cm" svg:y2="4.632cm" draw:start-shape="id6" draw:start-glue-point="6" draw:end-shape="id7" draw:end-glue-point="1" svg:d="m17500 3994h-858v638h-642">
          <text:p/>
        </draw:connector>
        <draw:custom-shape draw:style-name="gr7" draw:text-style-name="P5" draw:id="id14" draw:layer="layout" svg:width="1.768cm" svg:height="1.517cm" svg:x="1.5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5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5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4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line-skew="0.426cm" svg:x1="15.331cm" svg:y1="12.048cm" svg:x2="9.746cm" svg:y2="12.048cm" draw:start-shape="id8" draw:start-glue-point="2" draw:end-shape="id9" draw:end-glue-point="7" svg:d="m15331 12048v952h-5585v-952">
          <text:p/>
        </draw:connector>
        <draw:connector draw:style-name="gr5" draw:text-style-name="P5" draw:layer="layout" svg:x1="9.968cm" svg:y1="10.279cm" svg:x2="9.953cm" svg:y2="9.757cm" draw:start-shape="id9" draw:start-glue-point="0" draw:end-shape="id10" draw:end-glue-point="2" svg:d="m9968 10279v-261h-15v-261">
          <text:p/>
        </draw:connector>
        <draw:custom-shape draw:style-name="gr9"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8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6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3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2cm" svg:y1="9.5cm" svg:x2="16.218cm" svg:y2="11.542cm" draw:start-shape="id11" draw:start-glue-point="7" draw:end-shape="id8" draw:end-glue-point="1" svg:d="m19142 9500v2042h-2924">
          <text:p/>
        </draw:connector>
        <draw:custom-shape draw:style-name="gr1" draw:text-style-name="P2" draw:id="id12" draw:layer="layout" svg:width="1.774cm" svg:height="1.012cm" svg:x="14.444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7.505cm" draw:start-shape="id12" draw:start-glue-point="0" draw:end-shape="id13" draw:end-glue-point="3" svg:d="m15331 9536v-2031h2895">
          <text:p/>
        </draw:connector>
        <draw:custom-shape draw:style-name="gr16" draw:text-style-name="P10" draw:layer="layout" svg:width="12cm" svg:height="0.5cm" svg:x="8.5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2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383cm" svg:y1="4.483cm" svg:x2="2.5cm" svg:y2="2.868cm" draw:start-shape="id14" draw:start-glue-point="4" draw:end-shape="id1" draw:end-glue-point="3" svg:d="m2383 4483v-1615h117">
          <text:p/>
        </draw:connector>
        <draw:connector draw:style-name="gr17" draw:text-style-name="P4" draw:layer="layout" svg:x1="3.268cm" svg:y1="5.24cm" svg:x2="5.113cm" svg:y2="5cm" draw:start-shape="id14" draw:start-glue-point="7" draw:end-shape="id2" draw:end-glue-point="2" svg:d="m3268 5240h1845v-240">
          <text:p/>
        </draw:connector>
        <draw:connector draw:style-name="gr17" draw:text-style-name="P4" draw:layer="layout" svg:x1="13.269cm" svg:y1="5.24cm" svg:x2="13.386cm" svg:y2="3.5cm" draw:start-shape="id15" draw:start-glue-point="7" draw:end-shape="id4" draw:end-glue-point="2" svg:d="m13269 5240h117v-1740">
          <text:p/>
        </draw:connector>
        <draw:custom-shape draw:style-name="gr1" draw:text-style-name="P2" draw:id="id16" draw:layer="layout" svg:width="1.774cm" svg:height="1.01cm" svg:x="18.226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6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8.495cm" draw:start-shape="id12" draw:start-glue-point="0" draw:end-shape="id16" draw:end-glue-point="3" svg:d="m15331 9536v-1041h2895">
          <text:p/>
        </draw:connector>
        <draw:connector draw:style-name="gr5" draw:text-style-name="P5" draw:layer="layout" svg:x1="15.113cm" svg:y1="5.264cm" svg:x2="18.226cm" svg:y2="6.495cm" draw:start-shape="id7" draw:start-glue-point="2" draw:end-shape="id17" draw:end-glue-point="3" svg:d="m15113 5264v1231h3113">
          <text:p/>
        </draw:connector>
        <draw:connector draw:style-name="gr18" draw:text-style-name="P4" draw:layer="layout" draw:line-skew="-0.211cm" svg:x1="13.386cm" svg:y1="2.236cm" svg:x2="5.113cm" svg:y2="3.736cm" draw:start-shape="id4" draw:start-glue-point="0" draw:end-shape="id2" draw:end-glue-point="0" svg:d="m13386 2236v-736h-8273v2236">
          <text:p/>
        </draw:connector>
        <draw:frame draw:style-name="gr19" draw:text-style-name="P11" draw:layer="layout" svg:width="3.602cm" svg:height="0.781cm" svg:x="7.598cm" svg:y="0.9cm">
          <draw:text-box>
            <text:p><text:span text:style-name="T5">Time synchronization</text:span></text:p>
          </draw:text-box>
        </draw:frame>
        <draw:custom-shape draw:style-name="gr20" draw:text-style-name="P12" draw:layer="layout" svg:width="2cm" svg:height="1.5cm" svg:x="6cm" svg:y="5.8cm">
          <text:p text:style-name="P4"><text:span text:style-name="T6">Aggregates</text:span></text:p>
          <text:p text:style-name="P4"><text:span text:style-name="T6">compress</text:span></text:p>
          <text:p text:style-name="P4"><text:span text:style-name="T6">and add CRC</text:span></text:p>
          <draw:enhanced-geometry svg:viewBox="0 0 21600 21600" draw:mirror-horizontal="false" draw:mirror-vertical="false" draw:glue-points="10800 0 0 10800 10800 21600 21600 10800 ?f40 ?f41" draw:text-areas="0 0 21600 21600" draw:type="rectangular-callout" draw:modifiers="-4037.18140929535 -10749.6335776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9cm" svg:y="3.6cm">
          <text:p text:style-name="P4"><text:span text:style-name="T6">Receives metric </text:span></text:p>
          <text:p text:style-name="P4"><text:span text:style-name="T6">messages and </text:span></text:p>
          <text:p text:style-name="P4"><text:span text:style-name="T6">load them to DB</text:span></text:p>
          <draw:enhanced-geometry svg:viewBox="0 0 21600 21600" draw:mirror-horizontal="false" draw:mirror-vertical="false" draw:glue-points="10800 0 0 10800 10800 21600 21600 10800 ?f40 ?f41" draw:text-areas="0 0 21600 21600" draw:type="rectangular-callout" draw:modifiers="30348.8204718113 -2000.266489007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12.4cm" svg:y="6.1cm">
          <text:p text:style-name="P4"><text:span text:style-name="T6">Decodes raw </text:span></text:p>
          <text:p text:style-name="P4"><text:span text:style-name="T6">metrics and load</text:span></text:p>
          <text:p text:style-name="P4"><text:span text:style-name="T6">them to allmetric</text:span></text:p>
          <text:p text:style-name="P4"><text:span text:style-name="T6">storage</text:span></text:p>
          <draw:enhanced-geometry svg:viewBox="0 0 21600 21600" draw:mirror-horizontal="false" draw:mirror-vertical="false" draw:glue-points="10800 0 0 10800 10800 21600 21600 10800 ?f40 ?f41" draw:text-areas="0 0 21600 21600" draw:type="rectangular-callout" draw:modifiers="20753.618552579 -11627.44836775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1.8cm" svg:height="2cm" svg:x="0.1cm" svg:y="0.8cm">
          <text:p text:style-name="P4"><text:span text:style-name="T6">Pre-</text:span></text:p>
          <text:p text:style-name="P4"><text:span text:style-name="T6">aggregates</text:span></text:p>
          <text:p text:style-name="P4"><text:span text:style-name="T6">and sends</text:span></text:p>
          <text:p text:style-name="P4"><text:span text:style-name="T6">to client-side</text:span></text:p>
          <text:p text:style-name="P4"><text:span text:style-name="T6">Aggregator</text:span></text:p>
          <draw:enhanced-geometry svg:viewBox="0 0 21600 21600" draw:mirror-horizontal="false" draw:mirror-vertical="false" draw:glue-points="10800 0 0 10800 10800 21600 21600 10800 ?f40 ?f41" draw:text-areas="0 0 21600 21600" draw:type="rectangular-callout" draw:modifiers="29107.8289838978 19926.8365817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omyślnie">
        <draw:rect draw:style-name="gr13"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21" draw:text-style-name="P4" draw:layer="layout" svg:x1="10.5cm" svg:y1="3.132cm" svg:x2="14.5cm" svg:y2="7.25cm" draw:start-shape="id18" draw:start-glue-point="1" draw:end-shape="id19" draw:end-glue-point="3" svg:d="m10500 3132h2000v4118h2000">
          <text:p/>
        </draw:connector>
        <draw:connector draw:style-name="gr21" draw:text-style-name="P4" draw:layer="layout" svg:x1="10.5cm" svg:y1="11.632cm" svg:x2="14.5cm" svg:y2="7.25cm" draw:start-shape="id20" draw:start-glue-point="1" draw:end-shape="id19" draw:end-glue-point="3" svg:d="m10500 11632h2000v-4382h2000">
          <text:p/>
        </draw:connector>
        <draw:g>
          <draw:custom-shape draw:style-name="gr1" draw:text-style-name="P3" draw:id="id18" draw:layer="layout" svg:width="1.773cm" svg:height="1.264cm" svg:x="8.727cm" svg:y="2.5cm">
            <text:p text:style-name="P1"><text:span text:style-name="T1">Collector</text:span></text:p>
            <text:p text:style-name="P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13" draw:layer="layout" svg:width="4.472cm" svg:height="2.986cm" svg:x="0.959cm" svg:y="2cm">
              <text:p text:style-name="P6"><text:span text:style-name="T7">Monitored</text:span></text:p>
              <text:p text:style-name="P6"><text:span text:style-name="T7">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1.959cm" svg:y="4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0.959cm" svg:y="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2.959cm" svg:y="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959cm" svg:y="4.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459cm" svg:y="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20" draw:layer="layout" svg:width="1.773cm" svg:height="1.264cm" svg:x="8.727cm" svg:y="11cm">
            <text:p text:style-name="P1"><text:span text:style-name="T1">Collector</text:span></text:p>
            <text:p text:style-name="P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6"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7"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8" draw:text-style-name="P13" draw:layer="layout" svg:width="4.472cm" svg:height="2.986cm" svg:x="1cm" svg:y="10.5cm">
              <text:p text:style-name="P6"><text:span text:style-name="T7">Monitored</text:span></text:p>
              <text:p text:style-name="P6"><text:span text:style-name="T7">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4.5cm" svg:y="11.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1cm" svg:y="1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1.5cm" svg:y="10.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3cm" svg:y="10.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4" draw:layer="layout" svg:width="1cm" svg:height="1cm" svg:x="4cm" svg:y="1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2.5cm" svg:y="1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25"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6">
          <draw:custom-shape draw:style-name="gr29" draw:text-style-name="P2" draw:id="id19" draw:layer="layout" svg:width="6cm" svg:height="6.5cm" svg:x="14.5cm" svg:y="4cm">
            <text:p text:style-name="P1"><text:span text:style-name="T1">Allmon server-side</text:span></text:p>
            <text:p text:style-name="P1"><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 draw:id="id22" draw:layer="layout" svg:width="1.8cm" svg:height="1cm" svg:x="17.8cm" svg:y="6.9cm">
            <text:p text:style-name="P4"><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id="id21" draw:layer="layout" svg:width="1.773cm" svg:height="1.264cm" svg:x="15.5cm" svg:y="5.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 draw:layer="layout" svg:width="1.768cm" svg:height="1.517cm" svg:x="14.732cm" svg:y="6.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2" draw:id="id23" draw:layer="layout" svg:width="1.773cm" svg:height="1.264cm" svg:x="17.773cm" svg:y="8.836cm">
            <text:p text:style-name="P1"><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24" draw:layer="layout" svg:width="1.773cm" svg:height="1.264cm" svg:x="15.427cm" svg:y="8.836cm">
            <text:p text:style-name="P1"><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4" draw:layer="layout" svg:x1="17.273cm" svg:y1="6.132cm" svg:x2="18.699cm" svg:y2="6.9cm" draw:start-shape="id21" draw:start-glue-point="1" draw:end-shape="id22" draw:end-glue-point="5" svg:d="m17273 6132h1426v768">
            <text:p/>
          </draw:connector>
          <draw:connector draw:style-name="gr32" draw:text-style-name="P4" draw:layer="layout" svg:x1="18.699cm" svg:y1="7.9cm" svg:x2="18.659cm" svg:y2="8.836cm" draw:start-shape="id22" draw:start-glue-point="7" draw:end-shape="id23" draw:end-glue-point="0" svg:d="m18699 7900v469h-40v467">
            <text:p/>
          </draw:connector>
          <draw:connector draw:style-name="gr32" draw:text-style-name="P4" draw:layer="layout" svg:x1="17.773cm" svg:y1="9.468cm" svg:x2="17.2cm" svg:y2="9.468cm" draw:start-shape="id23" draw:start-glue-point="3" draw:end-shape="id24" draw:end-glue-point="1" svg:d="m17773 9468h-573">
            <text:p/>
          </draw:connector>
        </draw:g>
        <draw:custom-shape draw:style-name="gr16" draw:text-style-name="P10" draw:layer="layout" svg:width="11.5cm" svg:height="0.5cm" svg:x="0.5cm" svg:y="1cm">
          <text:p text:style-name="P4"><text:span text:style-name="T4">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4.5cm" svg:y="1cm">
          <text:p text:style-name="P4"><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5" draw:layer="layout" svg:width="1.773cm" svg:height="1.264cm" svg:x="8.768cm" svg:y="6cm">
            <text:p text:style-name="P1"><text:span text:style-name="T1">Collector</text:span></text:p>
            <text:p text:style-name="P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4"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5" draw:text-style-name="P13" draw:layer="layout" svg:width="4.472cm" svg:height="2.986cm" svg:x="1cm" svg:y="5.5cm">
              <text:p text:style-name="P6"><text:span text:style-name="T7">Monitored</text:span></text:p>
              <text:p text:style-name="P6"><text:span text:style-name="T7">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2cm" svg:y="7.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1cm" svg:y="6.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cm" svg:y="5.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4cm" svg:y="8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5cm" svg:y="6.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21" draw:text-style-name="P4" draw:layer="layout" draw:line-skew="-0.521cm" svg:x1="10.541cm" svg:y1="6.632cm" svg:x2="14.5cm" svg:y2="7.25cm" draw:start-shape="id25" draw:start-glue-point="1" draw:end-shape="id26" svg:d="m10541 6632h1459v618h2500">
          <text:p/>
        </draw:connector>
        <draw:custom-shape draw:style-name="gr20" draw:text-style-name="P12" draw:layer="layout" svg:width="2.5cm" svg:height="1.5cm" svg:x="5cm" svg:y="9.1cm">
          <text:p text:style-name="P4"><text:span text:style-name="T6">Many distributed</text:span></text:p>
          <text:p text:style-name="P4"><text:span text:style-name="T6">allmon clients</text:span></text:p>
          <text:p text:style-name="P4"><text:span text:style-name="T6">continuously</text:span></text:p>
          <text:p text:style-name="P4"><text:span text:style-name="T6">collecting metrics</text:span></text:p>
          <draw:enhanced-geometry svg:viewBox="0 0 21600 21600" draw:mirror-horizontal="false" draw:mirror-vertical="false" draw:glue-points="10800 0 0 10800 10800 21600 21600 10800 ?f40 ?f41" draw:text-areas="0 0 21600 21600" draw:type="rectangular-callout" draw:modifiers="18784.4862055178 -22218.78747501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2cm" svg:x="8.8cm" svg:y="8.7cm">
          <text:p text:style-name="P4"><text:span text:style-name="T6">Collected metrics</text:span></text:p>
          <text:p text:style-name="P4"><text:span text:style-name="T6">are aggregated </text:span></text:p>
          <text:p text:style-name="P4"><text:span text:style-name="T6">and sent </text:span></text:p>
          <text:p text:style-name="P4"><text:span text:style-name="T6">asynchronously </text:span></text:p>
          <text:p text:style-name="P4"><text:span text:style-name="T6">to allmon server</text:span></text:p>
          <draw:enhanced-geometry svg:viewBox="0 0 21600 21600" draw:mirror-horizontal="false" draw:mirror-vertical="false" draw:glue-points="10800 0 0 10800 10800 21600 21600 10800 ?f40 ?f41" draw:text-areas="0 0 21600 21600" draw:type="rectangular-callout" draw:modifiers="20960.8956417433 -21351.724137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Domyślnie">
        <draw:rect draw:style-name="gr13" draw:text-style-name="P9" draw:layer="layout" svg:width="7cm" svg:height="1.374cm" svg:x="13.5cm" svg:y="13cm">
          <text:p text:style-name="P8"><text:span text:style-name="T1">Allmon Aggregation Process Diagram</text:span></text:p>
          <text:p text:style-name="P8"><text:span text:style-name="T1">Aggregation – v.1.03b</text:span></text:p>
          <text:p text:style-name="P8"><text:span text:style-name="T2">London 2009.11.15</text:span></text:p>
        </draw:rect>
        <draw:custom-shape draw:style-name="gr9" draw:text-style-name="P16" draw:id="id27" draw:layer="layout" svg:width="8cm" svg:height="8cm" svg:x="12cm" svg:y="1cm">
          <text:p text:style-name="P4"><text:span text:style-name="T1">Allmetric</text:span></text:p>
          <text:p text:style-name="P4"><text:span text:style-name="T9">(Foundation - highly normalized data in 3NF)</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6" draw:id="id42" draw:layer="layout" svg:width="8cm" svg:height="3.5cm" svg:x="12cm" svg:y="9.3cm">
          <text:p text:style-name="P4"><text:span text:style-name="T1">Aggregates</text:span></text:p>
          <text:p text:style-name="P4"><text:span text:style-name="T9">(Access tier - structures for better efficiency)</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3" draw:layer="layout" svg:width="7.796cm" svg:height="6cm" svg:x="2.3cm" svg:y="1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59cm" svg:height="1.511cm" svg:x="2.8cm" svg:y="2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59cm" svg:height="1.5cm" svg:x="2.8cm" svg:y="4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id="id28" draw:layer="layout" svg:width="4cm" svg:height="2.5cm" svg:x="5.596cm" svg:y="4cm">
          <draw:glue-point draw:id="4" svg:x="1.25cm" svg:y="5cm"/>
          <draw:glue-point draw:id="5" svg:x="-1.25cm" svg:y="5cm"/>
          <text:p text:style-name="P1"><text:span text:style-name="T1">Aggregates </text:span></text:p>
          <text:p text:style-name="P1"><text:span text:style-name="T1">generator </text:span></text:p>
          <text:p text:style-name="P1"><text:span text:style-name="T1">and loa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4" draw:layer="layout" svg:x1="12cm" svg:y1="4.999cm" svg:x2="9.596cm" svg:y2="5.25cm" draw:start-shape="id27" draw:start-glue-point="6" draw:end-shape="id28" draw:end-glue-point="1" svg:d="m12000 4999h-1202v251h-1202">
          <text:p/>
        </draw:connector>
        <draw:rect draw:style-name="gr37" draw:text-style-name="P17" draw:layer="layout" svg:width="5.187cm" svg:height="2.993cm" svg:x="0.133cm" svg:y="11.586cm">
          <text:p text:style-name="P8"><text:span text:style-name="T10">Aggregation is a two stages </text:span></text:p>
          <text:p text:style-name="P8"><text:span text:style-name="T10">process:</text:span></text:p>
          <text:p text:style-name="P8"><text:span text:style-name="T11">- creation (needed parameters)</text:span></text:p>
          <text:p text:style-name="P8"><text:span text:style-name="T11">- loading (scheduled process)</text:span></text:p>
          <text:p text:style-name="P8"><text:span text:style-name="T10">Assumptions:</text:span></text:p>
          <text:p text:style-name="P8"><text:span text:style-name="T11">- resource and source names are </text:span></text:p>
          <text:p text:style-name="P8"><text:span text:style-name="T11">stored in canonical form </text:span></text:p>
          <text:p text:style-name="P8"><text:span text:style-name="T11">(defining hierarchies)</text:span></text:p>
        </draw:rect>
        <draw:custom-shape draw:style-name="gr1" draw:text-style-name="P3" draw:layer="layout" svg:width="4.296cm" svg:height="4.548cm" svg:x="0.5cm" svg:y="6.645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29" draw:layer="layout" svg:width="3.5cm" svg:height="1.854cm" svg:x="0.896cm" svg:y="9.024cm">
          <text:p text:style-name="P1"><text:span text:style-name="T2">Mondrian</text:span></text:p>
          <text:p text:style-name="P1"><text:span text:style-name="T2">cubes definitions</text:span></text:p>
          <text:p text:style-name="P1"><text:span text:style-name="T2">for aggregates</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 draw:text-style-name="P5" draw:layer="layout" svg:x1="2.646cm" svg:y1="9.024cm" svg:x2="2.66cm" svg:y2="8.402cm" draw:start-shape="id29" draw:start-glue-point="0" draw:end-shape="id30" draw:end-glue-point="2" svg:d="m2646 9024v-311h14v-311">
          <text:p/>
        </draw:connector>
        <draw:custom-shape draw:style-name="gr1" draw:text-style-name="P2" draw:id="id30" draw:layer="layout" svg:width="2.271cm" svg:height="1.009cm" svg:x="1.525cm" svg:y="7.393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9" draw:layer="layout" svg:width="1.773cm" svg:height="1.011cm" svg:x="14.656cm" svg:y="2.719cm">
          <text:p text:style-name="P2"><text:span text:style-name="T2">Artifac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8" draw:layer="layout" svg:width="1.773cm" svg:height="1.011cm" svg:x="17.327cm" svg:y="6.789cm">
          <text:p text:style-name="P2"><text:span text:style-name="T2">Source</text:span></text:p>
          <text:p text:style-name="P2"><text:span text:style-name="T6">[Canon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3" draw:layer="layout" svg:width="1.773cm" svg:height="1.011cm" svg:x="12.5cm" svg:y="3.689cm">
          <text:p text:style-name="P2"><text:span text:style-name="T2">Instanc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5" draw:layer="layout" svg:width="1.773cm" svg:height="1.011cm" svg:x="14.727cm" svg:y="7.689cm">
          <text:p text:style-name="P2"><text:span text:style-name="T2">Calenda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1" draw:layer="layout" svg:width="1.773cm" svg:height="1.011cm" svg:x="14.701cm" svg:y="4.689cm">
          <draw:glue-point draw:id="4" svg:x="-2.261cm" svg:y="5.252cm"/>
          <draw:glue-point draw:id="5" svg:x="2.109cm" svg:y="5.004cm"/>
          <text:p text:style-name="P2"><text:span text:style-name="T2">Metric</text:span></text:p>
          <text:p text:style-name="P2"><text:span text:style-name="T2">Valu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4" draw:layer="layout" svg:width="1.773cm" svg:height="1.011cm" svg:x="17.327cm" svg:y="5.489cm">
          <text:p text:style-name="P2"><text:span text:style-name="T2">Resource</text:span></text:p>
          <text:p text:style-name="P2"><text:span text:style-name="T6">[Canon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2" draw:layer="layout" svg:width="1.773cm" svg:height="1.011cm" svg:x="16.727cm" svg:y="3.7cm">
          <text:p text:style-name="P2"><text:span text:style-name="T2">Metric</text:span></text:p>
          <text:p text:style-name="P2"><text:span text:style-name="T2">Typ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6" draw:layer="layout" svg:width="1.773cm" svg:height="1.011cm" svg:x="12.2cm" svg:y="5.389cm">
          <text:p text:style-name="P2"><text:span text:style-name="T2">Hos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7" draw:layer="layout" svg:width="1.773cm" svg:height="1.011cm" svg:x="12.422cm" svg:y="6.778cm">
          <text:p text:style-name="P2"><text:span text:style-name="T2">Tim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4" draw:layer="layout" svg:x1="15.587cm" svg:y1="4.689cm" svg:x2="16.727cm" svg:y2="4.205cm" draw:start-shape="id31" draw:start-glue-point="0" draw:end-shape="id32" draw:end-glue-point="3" svg:d="m15587 4689v-484h1140">
          <text:p/>
        </draw:connector>
        <draw:connector draw:style-name="gr39" draw:text-style-name="P4" draw:layer="layout" svg:x1="15.587cm" svg:y1="4.689cm" svg:x2="14.273cm" svg:y2="4.194cm" draw:start-shape="id31" draw:start-glue-point="0" draw:end-shape="id33" draw:end-glue-point="1" svg:d="m15587 4689v-495h-1314">
          <text:p/>
        </draw:connector>
        <draw:connector draw:style-name="gr39" draw:text-style-name="P4" draw:layer="layout" draw:line-skew="-0.229cm" svg:x1="16.474cm" svg:y1="5.194cm" svg:x2="17.327cm" svg:y2="5.994cm" draw:start-shape="id31" draw:start-glue-point="1" draw:end-shape="id34" draw:end-glue-point="3" svg:d="m16474 5194h197v800h656">
          <text:p/>
        </draw:connector>
        <draw:connector draw:style-name="gr39" draw:text-style-name="P4" draw:layer="layout" svg:x1="15.587cm" svg:y1="5.7cm" svg:x2="15.613cm" svg:y2="7.689cm" draw:start-shape="id31" draw:start-glue-point="2" draw:end-shape="id35" draw:end-glue-point="0" svg:d="m15587 5700v994h26v995">
          <text:p/>
        </draw:connector>
        <draw:connector draw:style-name="gr39" draw:text-style-name="P4" draw:layer="layout" draw:line-skew="0.179cm" svg:x1="14.701cm" svg:y1="5.194cm" svg:x2="13.973cm" svg:y2="5.894cm" draw:start-shape="id31" draw:start-glue-point="3" draw:end-shape="id36" draw:end-glue-point="1" svg:d="m14701 5194h-185v700h-543">
          <text:p/>
        </draw:connector>
        <draw:connector draw:style-name="gr39" draw:text-style-name="P4" draw:layer="layout" svg:x1="15.187cm" svg:y1="5.7cm" svg:x2="14.195cm" svg:y2="7.283cm" draw:start-shape="id31" draw:start-glue-point="4" draw:end-shape="id37" draw:end-glue-point="1" svg:d="m15187 5700v1583h-992">
          <text:p/>
        </draw:connector>
        <draw:connector draw:style-name="gr39" draw:text-style-name="P4" draw:layer="layout" svg:x1="15.96cm" svg:y1="5.699cm" svg:x2="17.327cm" svg:y2="7.294cm" draw:start-shape="id31" draw:start-glue-point="5" draw:end-shape="id38" draw:end-glue-point="3" svg:d="m15960 5699v1595h1367">
          <text:p/>
        </draw:connector>
        <draw:connector draw:style-name="gr39" draw:text-style-name="P4" draw:layer="layout" svg:x1="19.1cm" svg:y1="7.294cm" svg:x2="18.5cm" svg:y2="4.205cm" draw:start-shape="id38" draw:start-glue-point="1" draw:end-shape="id32" draw:end-glue-point="1" svg:d="m19100 7294h525v-3089h-1125">
          <text:p/>
        </draw:connector>
        <draw:connector draw:style-name="gr39" draw:text-style-name="P4" draw:layer="layout" draw:line-skew="0.171cm" svg:x1="18.213cm" svg:y1="5.489cm" svg:x2="17.613cm" svg:y2="4.711cm" draw:start-shape="id34" draw:start-glue-point="0" draw:end-shape="id32" draw:end-glue-point="2" svg:d="m18213 5489v-218h-600v-560">
          <text:p/>
        </draw:connector>
        <draw:connector draw:style-name="gr39" draw:text-style-name="P4" draw:layer="layout" svg:x1="13.386cm" svg:y1="3.689cm" svg:x2="14.656cm" svg:y2="3.224cm" draw:start-shape="id33" draw:start-glue-point="0" draw:end-shape="id39" draw:end-glue-point="3" svg:d="m13386 3689v-465h1270">
          <text:p/>
        </draw:connector>
        <draw:connector draw:style-name="gr39" draw:text-style-name="P4" draw:layer="layout" svg:x1="17.613cm" svg:y1="3.7cm" svg:x2="16.429cm" svg:y2="3.224cm" draw:start-shape="id32" draw:start-glue-point="0" draw:end-shape="id39" draw:end-glue-point="1" svg:d="m17613 3700v-476h-1184">
          <text:p/>
        </draw:connector>
        <draw:custom-shape draw:style-name="gr38" draw:text-style-name="P2" draw:id="id40" draw:layer="layout" svg:width="2.016cm" svg:height="1.011cm" svg:x="14.827cm" svg:y="11.1cm">
          <text:p text:style-name="P2"><text:span text:style-name="T2">Example</text:span></text:p>
          <text:p text:style-name="P2"><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4" draw:layer="layout" draw:line-skew="0.842cm" svg:x1="15.835cm" svg:y1="11.1cm" svg:x2="14.727cm" svg:y2="8.194cm" draw:start-shape="id40" draw:start-glue-point="0" draw:end-shape="id35" draw:end-glue-point="3" svg:d="m15835 11100v-358h-1635v-2548h527">
          <text:p/>
        </draw:connector>
        <draw:connector draw:style-name="gr40" draw:text-style-name="P4" draw:layer="layout" draw:line-skew="-0.264cm" svg:x1="15.835cm" svg:y1="12.111cm" svg:x2="13.308cm" svg:y2="7.789cm" draw:start-shape="id40" draw:start-glue-point="2" draw:end-shape="id37" draw:end-glue-point="2" svg:d="m15835 12111v261h-2527v-4583">
          <text:p/>
        </draw:connector>
        <draw:custom-shape draw:style-name="gr20" draw:text-style-name="P12" draw:layer="layout" svg:width="2.187cm" svg:height="1.5cm" svg:x="11.113cm" svg:y="13cm">
          <text:p text:style-name="P4"><text:span text:style-name="T6">Contains set</text:span></text:p>
          <text:p text:style-name="P4"><text:span text:style-name="T6">of aggregated</text:span></text:p>
          <text:p text:style-name="P4"><text:span text:style-name="T6">measures</text:span></text:p>
          <draw:enhanced-geometry svg:viewBox="0 0 21600 21600" draw:mirror-horizontal="false" draw:mirror-vertical="false" draw:glue-points="10800 0 0 10800 10800 21600 21600 10800 ?f40 ?f41" draw:text-areas="0 0 21600 21600" draw:type="rectangular-callout" draw:modifiers="36852.2851919561 -17541.90539640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0" draw:text-style-name="P4" draw:layer="layout" svg:x1="16.843cm" svg:y1="11.605cm" svg:x2="19.1cm" svg:y2="5.994cm" draw:start-shape="id40" draw:start-glue-point="1" draw:end-shape="id34" draw:end-glue-point="1" svg:d="m16843 11605h2782v-5611h-525">
          <text:p/>
        </draw:connector>
        <draw:connector draw:style-name="gr40" draw:text-style-name="P4" draw:layer="layout" draw:line-skew="1.284cm" svg:x1="15.835cm" svg:y1="11.1cm" svg:x2="18.213cm" svg:y2="7.8cm" draw:start-shape="id40" draw:start-glue-point="0" draw:end-shape="id38" draw:end-glue-point="2" svg:d="m15835 11100v-366h2378v-2934">
          <text:p/>
        </draw:connector>
        <draw:custom-shape draw:style-name="gr41" draw:text-style-name="P18" draw:id="id41" draw:layer="layout" svg:width="4cm" svg:height="1.455cm" svg:x="5.596cm" svg:y="2.045cm">
          <text:p text:style-name="P1"><text:span text:style-name="T9">Aggregates </text:span></text:p>
          <text:p text:style-name="P1"><text:span text:style-name="T9">generator</text:span></text:p>
          <text:p text:style-name="P1"><text:span text:style-name="T9">parame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4" draw:layer="layout" svg:x1="7.596cm" svg:y1="3.5cm" svg:x2="7.596cm" svg:y2="4cm" draw:start-shape="id41" draw:start-glue-point="2" draw:end-shape="id28" draw:end-glue-point="0" svg:d="m7596 3500v500">
          <text:p/>
        </draw:connector>
        <draw:connector draw:style-name="gr36" draw:text-style-name="P4" draw:layer="layout" svg:x1="8.096cm" svg:y1="6.5cm" svg:x2="12cm" svg:y2="11.049cm" draw:start-shape="id28" draw:start-glue-point="4" draw:end-shape="id42" draw:end-glue-point="6" svg:d="m8096 6500v4549h3904">
          <text:p/>
        </draw:connector>
        <draw:connector draw:style-name="gr43" draw:text-style-name="P4" draw:layer="layout" svg:x1="7.096cm" svg:y1="6.5cm" svg:x2="4.396cm" svg:y2="9.718cm" draw:start-shape="id28" draw:start-glue-point="5" draw:end-shape="id29" draw:end-glue-point="9" svg:d="m7096 6500v3218h-2700">
          <text:p/>
        </draw:connector>
        <draw:connector draw:style-name="gr43" draw:text-style-name="P4" draw:layer="layout" svg:x1="7.096cm" svg:y1="6.5cm" svg:x2="14.827cm" svg:y2="11.605cm" draw:start-shape="id28" draw:start-glue-point="5" draw:end-shape="id40" draw:end-glue-point="3" svg:d="m7096 6500v5105h7731">
          <text:p/>
        </draw:connector>
        <draw:custom-shape draw:style-name="gr20" draw:text-style-name="P12" draw:layer="layout" svg:width="2cm" svg:height="1cm" svg:x="4.896cm" svg:y="7.2cm">
          <text:p text:style-name="P4"><text:span text:style-name="T6">Structures </text:span></text:p>
          <text:p text:style-name="P4"><text:span text:style-name="T6">Creating</text:span></text:p>
          <text:p text:style-name="P4"><text:span text:style-name="T6">process</text:span></text:p>
          <draw:enhanced-geometry svg:viewBox="0 0 21600 21600" draw:mirror-horizontal="false" draw:mirror-vertical="false" draw:glue-points="10800 0 0 10800 10800 21600 21600 10800 ?f40 ?f41" draw:text-areas="0 0 21600 21600" draw:type="rectangular-callout" draw:modifiers="23769.7151424288 -12860.73926073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cm" svg:height="1cm" svg:x="8.596cm" svg:y="7.2cm">
          <text:p text:style-name="P4"><text:span text:style-name="T6">Data</text:span></text:p>
          <text:p text:style-name="P4"><text:span text:style-name="T6">loading</text:span></text:p>
          <text:p text:style-name="P4"><text:span text:style-name="T6">process</text:span></text:p>
          <draw:enhanced-geometry svg:viewBox="0 0 21600 21600" draw:mirror-horizontal="false" draw:mirror-vertical="false" draw:glue-points="10800 0 0 10800 10800 21600 21600 10800 ?f40 ?f41" draw:text-areas="0 0 21600 21600" draw:type="rectangular-callout" draw:modifiers="-5256.97151424288 -13788.61138861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6" draw:text-style-name="P4" draw:layer="layout" draw:line-skew="0cm -3.438cm" svg:x1="15.835cm" svg:y1="12.111cm" svg:x2="3.931cm" svg:y2="10.182cm" draw:start-shape="id40" draw:start-glue-point="2" draw:end-shape="id29" draw:end-glue-point="8" svg:d="m15835 12111v525h-9661v-2454h-2243">
          <text:p/>
        </draw:connector>
      </draw:page>
      <draw:page draw:name="page4" draw:style-name="dp1" draw:master-page-name="Domyślnie">
        <draw:custom-shape draw:style-name="gr44"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7" draw:text-style-name="P9" draw:layer="layout" svg:width="5.5cm" svg:height="1.374cm" svg:x="15cm" svg:y="13cm">
          <text:p text:style-name="P8"><text:span text:style-name="T1">Allmon – Layers of Monitoring</text:span></text:p>
          <text:p text:style-name="P8"><text:span text:style-name="T1">Logical overview – v.1.03c</text:span></text:p>
          <text:p text:style-name="P8"><text:span text:style-name="T2">London 2009.10.06</text:span></text:p>
        </draw:rect>
        <draw:custom-shape draw:style-name="gr46"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omyślnie">
        <draw:custom-shape draw:style-name="gr46" draw:text-style-name="P19" draw:id="id44" draw:layer="layout" svg:width="2.5cm" svg:height="1cm" svg:x="8.5cm" svg:y="2.5cm">
          <text:p text:style-name="P1"><text:span text:style-name="T1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9" draw:id="id43" draw:layer="layout" svg:width="2.5cm" svg:height="1cm" svg:x="4.5cm" svg:y="4.5cm">
          <text:p text:style-name="P1"><text:span text:style-name="T12">Active</text:span></text:p>
          <text:p text:style-name="P1"><text:span text:style-name="T1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9" draw:id="id45" draw:layer="layout" svg:width="2.5cm" svg:height="1cm" svg:x="12.5cm" svg:y="4.5cm">
          <text:p text:style-name="P1"><text:span text:style-name="T12">Passive</text:span></text:p>
          <text:p text:style-name="P1"><text:span text:style-name="T1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4" draw:layer="layout" svg:x1="7cm" svg:y1="5cm" svg:x2="9.75cm" svg:y2="3.5cm" draw:start-shape="id43" draw:start-glue-point="1" draw:end-shape="id44" draw:end-glue-point="2" svg:d="m7000 5000h2750v-1500">
          <text:p/>
        </draw:connector>
        <draw:connector draw:style-name="gr48" draw:text-style-name="P4" draw:layer="layout" svg:x1="12.5cm" svg:y1="5cm" svg:x2="9.75cm" svg:y2="3.5cm" draw:start-shape="id45" draw:start-glue-point="3" draw:end-shape="id44" draw:end-glue-point="2" svg:d="m12500 5000h-2750v-1500">
          <text:p/>
        </draw:connector>
        <draw:custom-shape draw:style-name="gr46" draw:text-style-name="P2" draw:id="id49" draw:layer="layout" svg:width="2.5cm" svg:height="1cm" svg:x="14.5cm" svg:y="6.5cm">
          <text:p text:style-name="P1"><text:span text:style-name="T1">Java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id="id50" draw:layer="layout" svg:width="2.5cm" svg:height="1cm" svg:x="10.5cm" svg:y="6.5cm">
          <text:p text:style-name="P1"><text:span text:style-name="T1">HttpClient</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id="id51" draw:layer="layout" svg:width="2.5cm" svg:height="1cm" svg:x="14.5cm" svg:y="8cm">
          <text:p text:style-name="P1"><text:span text:style-name="T1">Jms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id="id54" draw:layer="layout" svg:width="2.5cm" svg:height="1cm" svg:x="2.5cm" svg:y="6.5cm">
          <text:p text:style-name="P1"><text:span text:style-name="T1">Jmx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id="id48" draw:layer="layout" svg:width="2.5cm" svg:height="1cm" svg:x="6.5cm" svg:y="9.5cm">
          <text:p text:style-name="P1"><text:span text:style-name="T1">Shel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id="id52" draw:layer="layout" svg:width="2.5cm" svg:height="1cm" svg:x="2.5cm" svg:y="8cm">
          <text:p text:style-name="P1"><text:span text:style-name="T1">Ur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id="id53" draw:layer="layout" svg:width="2.5cm" svg:height="1cm" svg:x="14.5cm" svg:y="9.5cm">
          <text:p text:style-name="P1"><text:span text:style-name="T1">JmxNf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id="id47" draw:layer="layout" svg:width="2.5cm" svg:height="1cm" svg:x="2.5cm" svg:y="9.5cm">
          <text:p text:style-name="P1"><text:span text:style-name="T1">Ping</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4" draw:layer="layout" svg:x1="6.5cm" svg:y1="8.5cm" svg:x2="5.75cm" svg:y2="5.5cm" draw:start-shape="id46" draw:start-glue-point="3" draw:end-shape="id43" draw:end-glue-point="2" svg:d="m6500 8500h-750v-3000">
          <text:p/>
        </draw:connector>
        <draw:connector draw:style-name="gr49" draw:text-style-name="P4" draw:layer="layout" svg:x1="5cm" svg:y1="10cm" svg:x2="5.75cm" svg:y2="5.5cm" draw:start-shape="id47" draw:start-glue-point="1" draw:end-shape="id43" draw:end-glue-point="2" svg:d="m5000 10000h750v-4500">
          <text:p/>
        </draw:connector>
        <draw:connector draw:style-name="gr49" draw:text-style-name="P4" draw:layer="layout" svg:x1="6.5cm" svg:y1="10cm" svg:x2="5.75cm" svg:y2="5.5cm" draw:start-shape="id48" draw:start-glue-point="3" draw:end-shape="id43" draw:end-glue-point="2" svg:d="m6500 10000h-750v-4500">
          <text:p/>
        </draw:connector>
        <draw:connector draw:style-name="gr49" draw:text-style-name="P4" draw:layer="layout" svg:x1="14.5cm" svg:y1="7cm" svg:x2="13.75cm" svg:y2="5.5cm" draw:start-shape="id49" draw:start-glue-point="3" draw:end-shape="id45" draw:end-glue-point="2" svg:d="m14500 7000h-750v-1500">
          <text:p/>
        </draw:connector>
        <draw:connector draw:style-name="gr49" draw:text-style-name="P4" draw:layer="layout" svg:x1="13cm" svg:y1="7cm" svg:x2="13.75cm" svg:y2="5.5cm" draw:start-shape="id50" draw:start-glue-point="1" draw:end-shape="id45" draw:end-glue-point="2" svg:d="m13000 7000h750v-1500">
          <text:p/>
        </draw:connector>
        <draw:connector draw:style-name="gr49" draw:text-style-name="P4" draw:layer="layout" svg:x1="14.5cm" svg:y1="8.5cm" svg:x2="13.75cm" svg:y2="5.5cm" draw:start-shape="id51" draw:start-glue-point="3" draw:end-shape="id45" draw:end-glue-point="2" svg:d="m14500 8500h-750v-3000">
          <text:p/>
        </draw:connector>
        <draw:connector draw:style-name="gr48" draw:text-style-name="P4" draw:layer="layout" svg:x1="5cm" svg:y1="8.5cm" svg:x2="5.75cm" svg:y2="5.5cm" draw:start-shape="id52" draw:start-glue-point="1" draw:end-shape="id43" draw:end-glue-point="2" svg:d="m5000 8500h750v-3000">
          <text:p/>
        </draw:connector>
        <draw:connector draw:style-name="gr48" draw:text-style-name="P4" draw:layer="layout" svg:x1="14.5cm" svg:y1="10cm" svg:x2="13.75cm" svg:y2="5.5cm" draw:start-shape="id53" draw:start-glue-point="3" draw:end-shape="id45" draw:end-glue-point="2" svg:d="m14500 10000h-750v-4500">
          <text:p/>
        </draw:connector>
        <draw:rect draw:style-name="gr47" draw:text-style-name="P9" draw:layer="layout" svg:width="6cm" svg:height="1.374cm" svg:x="14.5cm" svg:y="13cm">
          <text:p text:style-name="P8"><text:span text:style-name="T1">Allmon Agents Classes Diagram</text:span></text:p>
          <text:p text:style-name="P8"><text:span text:style-name="T1">Logical overview – v.1.03d</text:span></text:p>
          <text:p text:style-name="P8"><text:span text:style-name="T2">London 2009.10.06</text:span></text:p>
        </draw:rect>
        <draw:custom-shape draw:style-name="gr46" draw:text-style-name="P2" draw:id="id46" draw:layer="layout" svg:width="2.5cm" svg:height="1cm" svg:x="6.5cm" svg:y="8cm">
          <text:p text:style-name="P1"><text:span text:style-name="T1">DB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0" draw:text-style-name="P4" draw:layer="layout" svg:x1="5cm" svg:y1="7cm" svg:x2="5.75cm" svg:y2="5.5cm" draw:start-shape="id54" draw:start-glue-point="1" draw:end-shape="id43" draw:end-glue-point="2" svg:d="m5000 7000h750v-1500">
          <text:p/>
        </draw:connector>
        <draw:custom-shape draw:style-name="gr46" draw:text-style-name="P2" draw:id="id55" draw:layer="layout" svg:width="2.5cm" svg:height="1cm" svg:x="6.5cm" svg:y="6.5cm">
          <text:p text:style-name="P1"><text:span text:style-name="T1">Snmp</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4" draw:layer="layout" svg:x1="6.5cm" svg:y1="7cm" svg:x2="5.75cm" svg:y2="5.5cm" draw:start-shape="id55" draw:start-glue-point="3" draw:end-shape="id43" draw:end-glue-point="2" svg:d="m6500 7000h-750v-1500">
          <text:p/>
        </draw:connector>
        <draw:custom-shape draw:style-name="gr46" draw:text-style-name="P2" draw:id="id56" draw:layer="layout" svg:width="2.5cm" svg:height="1cm" svg:x="2.5cm" svg:y="11cm">
          <text:p text:style-name="P1"><text:span text:style-name="T1">LogPars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4" draw:layer="layout" svg:x1="5cm" svg:y1="11.5cm" svg:x2="5.75cm" svg:y2="5.5cm" draw:start-shape="id56" draw:start-glue-point="1" draw:end-shape="id43" draw:end-glue-point="2" svg:d="m5000 11500h750v-6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marker draw:name="Groty_20_strzałek_20_5" draw:display-name="Groty strzałek 5" svg:viewBox="0 0 1122 2243" svg:d="m0 2108v17 17l12 42 30 34 38 21 43 4 29-8 30-21 25-26 13-34 343-1532 339 1520 13 42 29 34 39 21 42 4 42-12 34-30 21-42v-39-12l-4 4-440-1998-9-42-25-39-38-25-43-8-42 8-38 25-26 39-8 42z"/>
    <draw:marker draw:name="Groty_20_strzałek_20_6" draw:display-name="Groty strzałek 6" svg:viewBox="0 0 1131 1131" svg:d="m0 564 564 567 567-567-567-564z"/>
    <draw:marker draw:name="Groty_20_strzałek_20_7" draw:display-name="Groty strzałek 7" svg:viewBox="0 0 836 110" svg:d="m0 0h278 278 280v36 36 38h-278-278-280v-36-36z"/>
    <draw:marker draw:name="Groty_20_strzałek_20_8" draw:display-name="Groty strzałek 8" svg:viewBox="0 0 10 10" svg:d="m0 0h10v10h-10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2-03T21:47:17.51</dc:date>
    <dc:creator>Tomasz Sikora</dc:creator>
    <meta:editing-duration>PT10H10M36S</meta:editing-duration>
    <meta:editing-cycles>125</meta:editing-cycles>
    <meta:generator>OpenOffice.org/3.1$Win32 OpenOffice.org_project/310m19$Build-9420</meta:generator>
    <meta:document-statistic meta:object-count="207"/>
  </office:meta>
</office:document-meta>
</file>